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9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0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1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officeooo:rsid="005f7511" officeooo:paragraph-rsid="005f7511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text-properties style:font-name="Arial" officeooo:paragraph-rsid="00606d9f"/>
    </style:style>
    <style:style style:name="P27" style:family="paragraph" style:parent-style-name="Table_20_Contents">
      <style:text-properties officeooo:paragraph-rsid="0050bf94"/>
    </style:style>
    <style:style style:name="P28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29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5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6" style:family="paragraph" style:parent-style-name="Standard">
      <style:text-properties officeooo:rsid="003765d6" officeooo:paragraph-rsid="0063049a"/>
    </style:style>
    <style:style style:name="P37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officeooo:rsid="0041ded2"/>
    </style:style>
    <style:style style:name="T15" style:family="text">
      <style:text-properties officeooo:rsid="0044a0bd"/>
    </style:style>
    <style:style style:name="T16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officeooo:rsid="00190380" style:font-size-asian="10pt" style:font-size-complex="10pt"/>
    </style:style>
    <style:style style:name="T19" style:family="text">
      <style:text-properties fo:font-size="10pt" officeooo:rsid="003703e8" style:font-size-asian="10pt" style:font-size-complex="10pt"/>
    </style:style>
    <style:style style:name="T20" style:family="text">
      <style:text-properties fo:font-size="10pt" officeooo:rsid="005d6a0c" style:font-size-asian="10pt" style:font-size-complex="10pt"/>
    </style:style>
    <style:style style:name="T21" style:family="text">
      <style:text-properties fo:font-size="10pt" officeooo:rsid="0048a048" style:font-size-asian="10pt" style:font-size-complex="10pt"/>
    </style:style>
    <style:style style:name="T22" style:family="text">
      <style:text-properties fo:font-size="10pt" officeooo:rsid="00606d9f" style:font-size-asian="10pt" style:font-size-complex="10pt"/>
    </style:style>
    <style:style style:name="T23" style:family="text">
      <style:text-properties fo:font-size="10pt" officeooo:rsid="002feefc" style:font-size-asian="10pt" style:font-size-complex="10pt"/>
    </style:style>
    <style:style style:name="T24" style:family="text">
      <style:text-properties fo:font-size="10pt" officeooo:rsid="0064f747" style:font-size-asian="10pt" style:font-size-complex="10pt"/>
    </style:style>
    <style:style style:name="T25" style:family="text">
      <style:text-properties officeooo:rsid="004680dd"/>
    </style:style>
    <style:style style:name="T26" style:family="text">
      <style:text-properties officeooo:rsid="0047b672"/>
    </style:style>
    <style:style style:name="T27" style:family="text">
      <style:text-properties officeooo:rsid="0047bda6"/>
    </style:style>
    <style:style style:name="T28" style:family="text">
      <style:text-properties officeooo:rsid="004b6354"/>
    </style:style>
    <style:style style:name="T29" style:family="text">
      <style:text-properties officeooo:rsid="004b95e2"/>
    </style:style>
    <style:style style:name="T30" style:family="text">
      <style:text-properties officeooo:rsid="005e7a58"/>
    </style:style>
    <style:style style:name="T31" style:family="text">
      <style:text-properties officeooo:rsid="005f7511"/>
    </style:style>
    <style:style style:name="T32" style:family="text">
      <style:text-properties officeooo:rsid="004a274c"/>
    </style:style>
    <style:style style:name="T33" style:family="text">
      <style:text-properties officeooo:rsid="0044eb13"/>
    </style:style>
    <style:style style:name="T34" style:family="text">
      <style:text-properties officeooo:rsid="00491f3b"/>
    </style:style>
    <style:style style:name="T35" style:family="text">
      <style:text-properties officeooo:rsid="004d9d43"/>
    </style:style>
    <style:style style:name="T36" style:family="text">
      <style:text-properties officeooo:rsid="00558eb7"/>
    </style:style>
    <style:style style:name="T37" style:family="text">
      <style:text-properties officeooo:rsid="004f6458"/>
    </style:style>
    <style:style style:name="T38" style:family="text">
      <style:text-properties officeooo:rsid="002eefb9"/>
    </style:style>
    <style:style style:name="T39" style:family="text">
      <style:text-properties officeooo:rsid="0031d069"/>
    </style:style>
    <style:style style:name="T40" style:family="text">
      <style:text-properties officeooo:rsid="00241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122319313088">
          <table:table-cell table:style-name="Tableau1.A1" table:number-columns-spanned="5" office:value-type="string">
            <text:p text:style-name="P27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18947136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14">Selection du traqueur </text:span><text:span text:style-name="T25">et affichage des coordonnées GP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19690704">
          <table:table-cell table:style-name="Tableau1.A1" table:number-columns-spanned="5" office:value-type="string">
            <text:p text:style-name="P26"><text:span text:style-name="T16">Éléments</text:span><text:span text:style-name="T17"> à tester </text:span><text:span text:style-name="T18">: </text:span><text:span text:style-name="T19">Méthode</text:span><text:span text:style-name="T20">s</text:span><text:span text:style-name="T19"> </text:span><text:span text:style-name="T20">« coordinatesScreen » </text:span><text:span text:style-name="T22">&amp; </text:span><text:span text:style-name="T20"><text:s/>« </text:span><text:span text:style-name="T22">trackerScreen</text:span><text:span text:style-name="T20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19691200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1">Besoins matériels :</text:p>
            <text:p text:style-name="P33">- <text:span text:style-name="T11">Smartphone IOS ou Android </text:span><text:span text:style-name="T32">ou PC connecté à internet</text:span><text:line-break/><text:line-break/><text:span text:style-name="T9">Besoins logiciels (Versions) :<text:line-break/>- Application </text:span><text:span text:style-name="T33">Expo Go sur mobile ou snack.expo.dev sur </text:span><text:span text:style-name="T34">le web</text:span></text:p>
            <text:p text:style-name="P32"/>
            <text:p text:style-name="P34"><text:span text:style-name="T23">Nom(s) du (des) fichier(s) de test :<text:line-break/></text:span><text:span text:style-name="T21">- </text:span><text:span text:style-name="T24">test_tracker_coordinates</text:span></text:p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Line94122319816704">
          <table:table-cell table:style-name="Tableau1.A1" table:number-columns-spanned="5" office:value-type="string">
            <text:p text:style-name="P16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122319817488">
          <table:table-cell table:style-name="Tableau1.A6" table:number-columns-spanned="5" office:value-type="string">
            <text:p text:style-name="P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122319818464">
          <table:table-cell table:style-name="Tableau1.A7" office:value-type="string">
            <text:p text:style-name="P18">ID</text:p>
          </table:table-cell>
          <table:table-cell table:style-name="Tableau1.A7" office:value-type="string">
            <text:p text:style-name="P18">Démarche / Opération</text:p>
          </table:table-cell>
          <table:table-cell table:style-name="Tableau1.A7" office:value-type="string">
            <text:p text:style-name="P18">Données en entrée / <text:span text:style-name="T10">Condition initiale</text:span></text:p>
          </table:table-cell>
          <table:table-cell table:style-name="Tableau1.A7" office:value-type="string">
            <text:p text:style-name="P18">Comportement / Résultat attendu</text:p>
          </table:table-cell>
          <table:table-cell table:style-name="Tableau1.A6" office:value-type="string">
            <text:p text:style-name="P18">Status : <text:s/>OK / NOK</text:p>
          </table:table-cell>
        </table:table-row>
        <table:table-row table:style-name="TableLine94122319822176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9">Démarrer l’application</text:p>
          </table:table-cell>
          <table:table-cell table:style-name="Tableau1.C13" office:value-type="string">
            <text:p text:style-name="P15">L’utilisateur est déjà connecté</text:p>
          </table:table-cell>
          <table:table-cell table:style-name="Tableau1.D13" office:value-type="string">
            <text:p text:style-name="P4">L’<text:span text:style-name="T13">é</text:span>cran <text:span text:style-name="T12">affiche la page de </text:span><text:span text:style-name="T30">selection du traqueur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1">Selectionner un traqueur</text:p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6">L’écran affiche <text:span text:style-name="T26">la page contenant </text:span><text:span text:style-name="T27">les</text:span><text:span text:style-name="T15"> coordonnées </text:span><text:span text:style-name="T26">GPS</text:span><text:span text:style-name="T15"> du traqueur </text:span><text:span text:style-name="T31">avec sa position sur une carte</text:span><text:span text:style-name="T15"> </text:span><text:span text:style-name="T31">ainsi que</text:span><text:span text:style-name="T28"> la date de dernière </text:span><text:span text:style-name="T29">update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Line94122319826992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1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94122319828224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122319829456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94122319826416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122319831648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5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8">Rapport de test <text:s text:c="40"/>Testé par : <text:s/><text:span text:style-name="T35">Etudiant</text:span><text:span text:style-name="T36">2</text:span> <text:s text:c="43"/>Le : <text:span text:style-name="T37">07</text:span><text:span text:style-name="T38">/</text:span><text:span text:style-name="T37">03</text:span><text:span text:style-name="T38">/202</text:span><text:span text:style-name="T37">3</text:span></text:p>
            <text:p text:style-name="P28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9">Commentaire : <text:span text:style-name="T39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0"/>
          </table:table-cell>
          <table:table-cell table:style-name="Tableau2.B3" office:value-type="string">
            <text:p text:style-name="P30">A<text:span text:style-name="T40">pprobation : <text:s/>Oui</text:span></text:p>
            <text:p text:style-name="P30"/>
          </table:table-cell>
          <table:table-cell table:style-name="Tableau2.C3" office:value-type="string">
            <text:p text:style-name="P29">Signature: 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7T15:32:17.359735491</dc:date>
    <meta:editing-duration>PT34M51S</meta:editing-duration>
    <meta:editing-cycles>62</meta:editing-cycles>
    <meta:generator>LibreOffice/7.0.4.2$Linux_X86_64 LibreOffice_project/00$Build-2</meta:generator>
    <meta:document-statistic meta:table-count="2" meta:image-count="0" meta:object-count="0" meta:page-count="1" meta:paragraph-count="27" meta:word-count="155" meta:character-count="1039" meta:non-whitespace-character-count="821"/>
  </office:meta>
</office:document-meta>
</file>